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500000345204B5C73.png" manifest:media-type="image/png"/>
  <manifest:file-entry manifest:full-path="Pictures/10000001000004AC000002BF3842D56B.png" manifest:media-type="image/png"/>
  <manifest:file-entry manifest:full-path="Pictures/10000001000004A2000002C90ACD30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5.792cm" draw:z-index="0"><draw:image xlink:href="Pictures/100000010000038500000345204B5C73.png" xlink:type="simple" xlink:show="embed" xlink:actuate="onLoad" draw:mime-type="image/png"/></draw:frame></text:p>
      <text:p text:style-name="Standard"/>
      <text:p text:style-name="P1"><draw:frame draw:style-name="fr1" draw:name="Picture 2" text:anchor-type="as-char" svg:width="17cm" svg:height="10.22cm" draw:z-index="0"><draw:image xlink:href="Pictures/10000001000004A2000002C90ACD3035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9.992cm" draw:z-index="0"><draw:image xlink:href="Pictures/10000001000004AC000002BF3842D5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3" meta:object-count="0" meta:page-count="3" meta:paragraph-count="3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